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it testing file V1.0</text:p>
      <text:p text:style-name="Standard"/>
      <text:p text:style-name="Standard">Use this to test the commits of files to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mza Rao</meta:initial-creator>
    <meta:creation-date>2015-08-06T15:41:42.56</meta:creation-date>
    <meta:document-statistic meta:table-count="0" meta:image-count="0" meta:object-count="0" meta:page-count="1" meta:paragraph-count="2" meta:word-count="14" meta:character-count="66"/>
    <dc:date>2015-08-06T15:42:31.94</dc:date>
    <dc:creator>Hamza Rao</dc:creator>
    <meta:editing-duration>PT50S</meta:editing-duration>
    <meta:editing-cycles>1</meta:editing-cycles>
    <meta:generator>OpenOffice/4.1.1$Win32 OpenOffice.org_project/411m6$Build-9775</meta:generator>
  </office:meta>
</office:document-meta>
</file>